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1457135988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0.8cm" svg:x="0cm" svg:y="0.2cm">
          <draw:image xlink:href="Pictures/100000000000027200000145713598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vera </meta:initial-creator>
    <meta:creation-date>2021-09-27T12:13:53.43</meta:creation-date>
    <meta:editing-duration>PT5M5S</meta:editing-duration>
    <meta:editing-cycles>2</meta:editing-cycles>
    <dc:date>2021-09-27T12:18:45.96</dc:date>
    <dc:creator>fvera </dc:creator>
    <meta:document-statistic meta:object-count="24"/>
    <meta:generator>OpenOffice/4.1.7$Win32 OpenOffice.org_project/417m1$Build-9800</meta:generator>
  </office:meta>
</office:document-meta>
</file>